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00ccf"/>
    </style:style>
    <style:style style:name="P2" style:family="paragraph" style:parent-style-name="Standard">
      <style:text-properties officeooo:rsid="00000ccf" officeooo:paragraph-rsid="00000ccf"/>
    </style:style>
    <style:style style:name="P3" style:family="paragraph" style:parent-style-name="Standard">
      <style:text-properties officeooo:rsid="00000ccf" officeooo:paragraph-rsid="00023131"/>
    </style:style>
    <style:style style:name="T1" style:family="text">
      <style:text-properties officeooo:rsid="00000ccf"/>
    </style:style>
    <style:style style:name="T2" style:family="text">
      <style:text-properties officeooo:rsid="0000492b"/>
    </style:style>
    <style:style style:name="T3" style:family="text">
      <style:text-properties officeooo:rsid="00023131"/>
    </style:style>
    <style:style style:name="T4" style:family="text">
      <style:text-properties style:text-underline-style="solid" style:text-underline-width="auto" style:text-underline-color="font-color" officeooo:rsid="00023131"/>
    </style:style>
    <style:style style:name="T5" style:family="text">
      <style:text-properties style:text-underline-style="none" officeooo:rsid="00023131"/>
    </style:style>
    <style:style style:name="T6" style:family="text">
      <style:text-properties style:text-underline-style="none" officeooo:rsid="000287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 Professional Assignment</text:span><text:tab/></text:p>
      <text:p text:style-name="P2"/>
      <text:p text:style-name="P2"/>
      <text:p text:style-name="P3"><text:tab/>Igor Tsyganskiy is the Global CISO for Microsoft. In the past, <text:span text:style-name="T2">according to LinkedIn</text:span>, <text:span text:style-name="T2">he has</text:span> worked for Bridgewater Associates as President/Chief Technology Officer, Salesforce.com as SVP Product Management, and WideOrbit as SVP Engineering. <text:span text:style-name="T2">According to an article in Business Insider, Tsyganskiy took the position in January 2024 and was reported to have “… a storied career in high-scale/high-security, demanding environments.” His hiring is part of Microsoft’s ‘Secure Future Initiative’, a program announced in 2023 to further develop security and software offerings.</text:span></text:p>
      <text:p text:style-name="P3"><text:tab/><text:span text:style-name="T3">Igor Tsyganskiy also was interviewed in a podcast in </text:span><text:span text:style-name="T4">The Cyber Wire</text:span><text:span text:style-name="T5">. He talks about, despite not having worked as a CISO before, having always been interested in “...complex synthetic events and signal processing”, which he claims is what security is about. </text:span><text:span text:style-name="T6">One piece of advice he gives is to think holistically about defense, not just considering your department or company but not other companies. This also includes being able to think like an attacker. He also brings up the concept of “depreciation mismatch”. This basically covers the difference between how quickly software/hardware updates happen for a company and how quickly attacker tools update. A company might have legacy hardware, or only update things every few months/years, while attacker tools might be updated every month. His last bit in the interview is that what makes him optimistic about cybersecurity is that “… good guys always prevai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4T13:15:07.564366934</meta:creation-date>
    <dc:date>2025-11-14T14:09:10.012629168</dc:date>
    <meta:editing-duration>PT9M14S</meta:editing-duration>
    <meta:editing-cycles>1</meta:editing-cycles>
    <meta:document-statistic meta:table-count="0" meta:image-count="0" meta:object-count="0" meta:page-count="1" meta:paragraph-count="3" meta:word-count="231" meta:character-count="1515" meta:non-whitespace-character-count="1284"/>
    <meta:generator>LibreOffice/25.8.2.2$Linux_X86_64 LibreOffice_project/580$Build-2</meta:generator>
  </office:meta>
</office:document-meta>
</file>